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tserrat" svg:font-family="Montserrat"/>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2">
      <style:text-properties fo:font-size="12pt" fo:language="en" fo:country="US" style:font-size-asian="12pt" style:font-size-complex="12pt"/>
    </style:style>
    <style:style style:name="P2" style:family="paragraph" style:parent-style-name="Heading_20_3">
      <style:text-properties fo:font-size="12pt" fo:language="en" fo:country="US" style:font-size-asian="12pt" style:font-size-complex="12pt"/>
    </style:style>
    <style:style style:name="P3" style:family="paragraph" style:parent-style-name="Heading_20_3">
      <style:text-properties fo:font-size="12pt" fo:language="en" fo:country="US" officeooo:rsid="001df958" officeooo:paragraph-rsid="001df958" style:font-size-asian="12pt" style:font-size-complex="12pt"/>
    </style:style>
    <style:style style:name="P4" style:family="paragraph" style:parent-style-name="Heading_20_3">
      <style:paragraph-properties fo:break-before="page"/>
      <style:text-properties fo:font-size="12pt" style:font-size-asian="12pt" style:font-size-complex="12pt"/>
    </style:style>
    <style:style style:name="P5" style:family="paragraph" style:parent-style-name="Standard">
      <style:text-properties officeooo:rsid="001da032" officeooo:paragraph-rsid="001da032"/>
    </style:style>
    <style:style style:name="P6" style:family="paragraph" style:parent-style-name="Standard">
      <style:text-properties fo:font-size="10pt" fo:language="en" fo:country="US" officeooo:rsid="001da032" officeooo:paragraph-rsid="001da032" style:font-size-asian="10pt" style:font-size-complex="10pt"/>
    </style:style>
    <style:style style:name="P7" style:family="paragraph" style:parent-style-name="Standard">
      <style:text-properties fo:font-size="10pt" fo:language="en" fo:country="US" officeooo:rsid="001df958" officeooo:paragraph-rsid="001df958" style:font-size-asian="10pt" style:font-size-complex="10pt"/>
    </style:style>
    <style:style style:name="P8" style:family="paragraph" style:parent-style-name="Text_20_body">
      <style:text-properties fo:font-size="10pt" officeooo:rsid="00222b63" officeooo:paragraph-rsid="00222b63" style:font-size-asian="10pt" style:font-size-complex="10pt"/>
    </style:style>
    <style:style style:name="P9" style:family="paragraph" style:parent-style-name="Text_20_body">
      <style:text-properties fo:font-size="10pt" officeooo:rsid="0026fbc9" officeooo:paragraph-rsid="0026fbc9" style:font-size-asian="10pt" style:font-size-complex="10pt"/>
    </style:style>
    <style:style style:name="P10" style:family="paragraph" style:parent-style-name="Text_20_body">
      <style:text-properties fo:font-size="10pt" officeooo:rsid="002854e9" officeooo:paragraph-rsid="002854e9" style:font-size-asian="10pt" style:font-size-complex="10pt"/>
    </style:style>
    <style:style style:name="P11" style:family="paragraph" style:parent-style-name="Text_20_body" style:list-style-name="L3">
      <style:text-properties fo:font-size="10pt" officeooo:rsid="002854e9" officeooo:paragraph-rsid="002854e9" style:font-size-asian="10pt" style:font-size-complex="10pt"/>
    </style:style>
    <style:style style:name="P12" style:family="paragraph" style:parent-style-name="Text_20_body" style:list-style-name="L4">
      <style:text-properties fo:font-size="10pt" officeooo:rsid="002942f3" officeooo:paragraph-rsid="002942f3" style:font-size-asian="10pt" style:font-size-complex="10pt"/>
    </style:style>
    <style:style style:name="P13" style:family="paragraph" style:parent-style-name="Text_20_body" style:list-style-name="L2"/>
    <style:style style:name="P14" style:family="paragraph" style:parent-style-name="Text_20_body" style:list-style-name="L2">
      <style:text-properties officeooo:paragraph-rsid="00222b63"/>
    </style:style>
    <style:style style:name="T1" style:family="text">
      <style:text-properties style:text-position="super 58%" fo:language="en" fo:country="US"/>
    </style:style>
    <style:style style:name="T2" style:family="text">
      <style:text-properties style:text-position="super 58%" fo:font-size="10pt" fo:language="en" fo:country="US" style:font-size-asian="10pt" style:font-size-complex="10pt"/>
    </style:style>
    <style:style style:name="T3" style:family="text">
      <style:text-properties style:text-position="0% 100%"/>
    </style:style>
    <style:style style:name="T4" style:family="text">
      <style:text-properties officeooo:rsid="001df958"/>
    </style:style>
    <style:style style:name="T5" style:family="text">
      <style:text-properties fo:language="en" fo:country="US"/>
    </style:style>
    <style:style style:name="T6" style:family="text">
      <style:text-properties officeooo:rsid="002518eb"/>
    </style:style>
    <style:style style:name="T7" style:family="text">
      <style:text-properties fo:font-size="10pt" fo:language="en" fo:country="US" style:font-size-asian="10pt" style:font-size-complex="10pt"/>
    </style:style>
    <style:style style:name="T8" style:family="text">
      <style:text-properties fo:font-size="10pt" fo:language="en" fo:country="US" officeooo:rsid="00222b63" style:font-size-asian="10pt" style:font-size-complex="10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Links to at least 10 job offers for a back-end developer</text:h>
      <text:p text:style-name="P6">https://ca.indeed.com/viewjob?jk=1ab344bc66c1eae9</text:p>
      <text:p text:style-name="P6">https://ca.indeed.com/viewjob?jk=5bdabbfafcbd63a5</text:p>
      <text:p text:style-name="P6">https://ca.indeed.com/viewjob?jk=01ea835c46fa6ad5</text:p>
      <text:p text:style-name="P6">https://www.indeed.com/viewjob?jk=0a590ce8cd4cb974</text:p>
      <text:p text:style-name="P6">https://www.indeed.com/viewjob?jk=453bab0ecb52da36</text:p>
      <text:p text:style-name="P6">https://www.indeed.com/viewjob?jk=166c7b8caec06e9a</text:p>
      <text:p text:style-name="P6">https://www.indeed.com/viewjob?jk=d860846620adca3c</text:p>
      <text:p text:style-name="P6">https://www.indeed.com/viewjob?jk=af254a1ffd4b3085</text:p>
      <text:p text:style-name="P6">https://www.indeed.com/viewjob?jk=d739b6632389a0c2</text:p>
      <text:p text:style-name="P6">https://www.totaljobs.com/job/backend-developer/ic-creative-job85507158</text:p>
      <text:p text:style-name="P6">https://www.totaljobs.com/job/senior-software-architect/listgrove-limited-job85511915</text:p>
      <text:p text:style-name="P6">https://stackoverflow.com/jobs/230858/senior-software-engineer-backend-mercari</text:p>
      <text:p text:style-name="P6">https://www.cwjobs.co.uk/job/backend-developer/vertex-it-solutions-job85751925</text:p>
      <text:p text:style-name="P6"/>
      <text:h text:style-name="P2" text:outline-level="3">Summar<text:span text:style-name="T4">y</text:span> of <text:span text:style-name="T4">the</text:span> interview with <text:span text:style-name="T4">a backend developer (my</text:span> mentor<text:span text:style-name="T4">)</text:span></text:h>
      <text:p text:style-name="P5"><text:span text:style-name="T7">The interview was very constructive. We discussed about some good books that would help to learn the concepts of the language and she recommended some books focused on interview process because they usually have detailed explanation about the core concepts, algorithms, data structures, etc. Some examples are CrackingTheCodeInterview, Clean code and “Lulu.com Java J2EE Job Interview, Companion 2</text:span><text:span text:style-name="T2">nd</text:span><text:span text:style-name="T7"> Edition, Apr 2007”. She also recommended some websites like “</text:span><text:a xlink:type="simple" xlink:href="https://examples.javacodegeeks.com/author/ima-miri/" text:style-name="Internet_20_link" text:visited-style-name="Visited_20_Internet_20_Link"><text:span text:style-name="T7">https://examples.javacodegeeks.com/author/ima-miri/</text:span></text:a><text:span text:style-name="T7">”, “</text:span><text:a xlink:type="simple" xlink:href="https://www.javacodegeeks.com/user/ima-miri" text:style-name="Internet_20_link" text:visited-style-name="Visited_20_Internet_20_Link"><text:span text:style-name="T7">https://www.javacodegeeks.com/user/ima-miri</text:span></text:a><text:span text:style-name="T7">” and “</text:span><text:a xlink:type="simple" xlink:href="https://www.webcodegeeks.com/user/ima-miri/" text:style-name="Internet_20_link" text:visited-style-name="Visited_20_Internet_20_Link"><text:span text:style-name="T7">https://www.webcodegeeks.com/user/ima-miri/</text:span></text:a><text:span text:style-name="T7">”.</text:span></text:p>
      <text:p text:style-name="P7"/>
      <text:h text:style-name="P3" text:outline-level="3">Summary of the interview with a backend developer (Caio Lucena)</text:h>
      <text:p text:style-name="P7">During the interview we discussed what are and how to practice the skillsets to be a good developer and he said that it’s important to understand the basic concepts like data structures, the different programming paradigms such as OO, and after mastering those concepts we can then start <text:span text:style-name="T6">digging</text:span> deeply in the language concepts and tools like the libraries, frameworks, IDE’s, etc. We also discussed about database and the data layer, networking, security and a bit about how to balance the personal and professional life.</text:p>
      <text:p text:style-name="P7"/>
      <text:h text:style-name="P1" text:outline-level="2">Blogs and/or articles</text:h>
      <text:list xml:id="list184205363" text:style-name="L2">
        <text:list-item>
          <text:p text:style-name="P13"><text:span text:style-name="T7">Java Memory Management </text:span><text:span text:style-name="T8">( </text:span><text:a xlink:type="simple" xlink:href="https://dzone.com/articles/java-memory-management" text:style-name="Internet_20_link" text:visited-style-name="Visited_20_Internet_20_Link"><text:span text:style-name="T7">https://dzone.com/articles/java-memory-management</text:span></text:a><text:span text:style-name="T7"> </text:span><text:span text:style-name="T8">): It’s fundamental for a developer to understand (even if in a high level model) how the language he is using does manage the memory. The lack of this understanding can lead to bad designs and software that do a very bad usage of memory and in some cases even lead to a bugs and security problems.</text:span></text:p>
        </text:list-item>
        <text:list-item>
          <text:p text:style-name="P14"><text:span text:style-name="T8">Writing good Java code (</text:span><text:a xlink:type="simple" xlink:href="https://developer.ibm.com/tutorials/j-perry-writing-good-java-code/" text:style-name="Internet_20_link" text:visited-style-name="Visited_20_Internet_20_Link"><text:span text:style-name="T8">https://developer.ibm.com/tutorials/j-perry-writing-good-java-code/</text:span></text:a><text:span text:style-name="T8">): It’s also important to get to know and understand the standards, recommendations and good practices to <text:s/>write good code in the language we are using. It makes our code easier to maintain, less prone to errors and bugs and also helps to keep the consistency.</text:span></text:p>
        </text:list-item>
      </text:list>
      <text:p text:style-name="P8"><text:span text:style-name="T5"/></text:p>
      <text:p text:style-name="P9"><text:span text:style-name="T5">My conclusion is that I target a job in IT or robotics. The role of back-end developer or architect are very attractive to me and I do like to prototype and build new products, dive deep into new technologies. The integration hardware-software always intrigues me and I always feel that we can still get more from the hardware, what means that the software can be improved. For this I believe we can make great projects integrating and expanding Java with external libraries, creating new interfaces, etc. I would like to master the multi-thread concepts in Java, asynchronous IO and low level networking including the protocol interfaces. Hope I can achieve it here!</text:span></text:p>
      <text:p text:style-name="P9"><text:span text:style-name="T5"/></text:p>
      <text:h text:style-name="P4" text:outline-level="3">Learning plan</text:h>
      <text:p text:style-name="P10"><text:span text:style-name="T5">In order to achieve my objectives I need to develop the below skillsets:</text:span></text:p>
      <text:list xml:id="list1523793272" text:style-name="L3">
        <text:list-item>
          <text:p text:style-name="P11"><text:span text:style-name="T5">Understand the core concepts of the Java language;</text:span></text:p>
        </text:list-item>
        <text:list-item>
          <text:p text:style-name="P11"><text:span text:style-name="T5">Learn how to use its main libraries;</text:span></text:p>
        </text:list-item>
        <text:list-item>
          <text:p text:style-name="P11"><text:span text:style-name="T5">Learn about the most used frameworks;</text:span></text:p>
        </text:list-item>
        <text:list-item>
          <text:p text:style-name="P11"><text:span text:style-name="T5">Learn about its package managers;</text:span></text:p>
        </text:list-item>
        <text:list-item>
          <text:p text:style-name="P11"><text:span text:style-name="T5">Master the database interface and connectors (JDBC);</text:span></text:p>
        </text:list-item>
        <text:list-item>
          <text:p text:style-name="P11"><text:span text:style-name="T5">Learn about the basic algorithms implementation in Java like lists, maps, trees, sorting, etc;</text:span></text:p>
        </text:list-item>
        <text:list-item>
          <text:p text:style-name="P11"><text:span text:style-name="T5">Understand the concepts and implementation of the byte code in Java;</text:span></text:p>
        </text:list-item>
        <text:list-item>
          <text:p text:style-name="P11"><text:span text:style-name="T5">Learn about good practices, security including how code injection works in Java;</text:span></text:p>
        </text:list-item>
      </text:list>
      <text:p text:style-name="P10"><text:span text:style-name="T5">It’s an open list, more topics will probably come as the time goes.</text:span></text:p>
      <text:p text:style-name="P10"><text:span text:style-name="T5"/></text:p>
      <text:p text:style-name="P10"><text:span text:style-name="T5">My goals are:</text:span></text:p>
      <text:list xml:id="list2927095006" text:style-name="L4">
        <text:list-item>
          <text:p text:style-name="P12"><text:span text:style-name="T5">1</text:span><text:span text:style-name="T1">st</text:span><text:span text:style-name="T5"> week:</text:span></text:p>
          <text:list>
            <text:list-item>
              <text:p text:style-name="P12"><text:span text:style-name="T5">Create my dev environment this week;</text:span></text:p>
            </text:list-item>
            <text:list-item>
              <text:p text:style-name="P12"><text:span text:style-name="T5">Finish my “hello world”;</text:span></text:p>
            </text:list-item>
            <text:list-item>
              <text:p text:style-name="P12"><text:span text:style-name="T5">Understand the Java memory management including its GC’s implementation (high level overview);</text:span></text:p>
            </text:list-item>
          </text:list>
        </text:list-item>
        <text:list-item>
          <text:p text:style-name="P12"><text:span text:style-name="T5">2</text:span><text:span text:style-name="T1">nd</text:span><text:span text:style-name="T5"> week:</text:span></text:p>
          <text:list>
            <text:list-item>
              <text:p text:style-name="P12"><text:span text:style-name="T5">Finish my first java application</text:span></text:p>
            </text:list-item>
            <text:list-item>
              <text:p text:style-name="P12"><text:span text:style-name="T5">Understand the database interface and use a database for my “hello world – db”;</text:span></text:p>
            </text:list-item>
            <text:list-item>
              <text:p text:style-name="P12"><text:span text:style-name="T5">Study the implementation of maps, hashmaps, collections and trees;</text:span></text:p>
            </text:list-item>
          </text:list>
        </text:list-item>
        <text:list-item>
          <text:p text:style-name="P12"><text:span text:style-name="T5">3</text:span><text:span text:style-name="T1">rd</text:span><text:span text:style-name="T5"> week:</text:span></text:p>
          <text:list>
            <text:list-item>
              <text:p text:style-name="P12"><text:span text:style-name="T5">Finish the study of the algorithms implementation;</text:span></text:p>
            </text:list-item>
            <text:list-item>
              <text:p text:style-name="P12"><text:span text:style-name="T5">Start with web and create my first “hello world – web”;</text:span></text:p>
            </text:list-item>
            <text:list-item>
              <text:p text:style-name="P12"><text:span text:style-name="T5">Start studying the web containers and understand how they implement the protocols (http at first);</text:span></text:p>
            </text:list-item>
          </text:list>
        </text:list-item>
        <text:list-item>
          <text:p text:style-name="P12"><text:span text:style-name="T5">4</text:span><text:span text:style-name="T1">th</text:span><text:span text:style-name="T5"> week:</text:span></text:p>
        </text:list-item>
        <text:list-item>
          <text:p text:style-name="P12"><text:span text:style-name="T5">Keep studying the web containers;</text:span></text:p>
        </text:list-item>
        <text:list-item>
          <text:p text:style-name="P12"><text:span text:style-name="T5">Review the content of the month and prepare a plan for the next mont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tserrat" svg:font-family="Montserrat"/>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21:28:56.227829457</meta:creation-date>
    <dc:date>2019-03-21T22:41:25.832524564</dc:date>
    <meta:editing-duration>PT31M2S</meta:editing-duration>
    <meta:editing-cycles>6</meta:editing-cycles>
    <meta:generator>LibreOffice/6.1.4.2$MacOSX_X86_64 LibreOffice_project/9d0f32d1f0b509096fd65e0d4bec26ddd1938fd3</meta:generator>
    <meta:document-statistic meta:table-count="0" meta:image-count="0" meta:object-count="0" meta:page-count="2" meta:paragraph-count="49" meta:word-count="661" meta:character-count="4797" meta:non-whitespace-character-count="4207"/>
  </office:meta>
</office:document-meta>
</file>